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ategories">
        <table:table-row>
          <table:table-cell office:value-type="float" office:value="1">
            <text:p>1</text:p>
          </table:table-cell>
          <table:table-cell office:value-type="string">
            <text:p>Breakfas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Lunch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Dinner</text:p>
          </table:table-cell>
        </table:table-row>
      </table:table>
      <table:table table:name="recipe">
        <table:table-row>
          <table:table-cell office:value-type="float" office:value="1">
            <text:p>1</text:p>
          </table:table-cell>
          <table:table-cell office:value-type="string">
            <text:p>Chicken Pot Pie</text:p>
          </table:table-cell>
          <table:table-cell office:value-type="string">
            <text:p>chicken</text:p>
          </table:table-cell>
          <table:table-cell office:value-type="string">
            <text:p>salt</text:p>
          </table:table-cell>
          <table:table-cell office:value-type="string">
            <text:p>pepper</text:p>
          </table:table-cell>
          <table:table-cell office:value-type="string">
            <text:p>flour</text:p>
          </table:table-cell>
          <table:table-cell office:value-type="string">
            <text:p>sugar</text:p>
          </table:table-cell>
          <table:table-cell office:value-type="string">
            <text:p>milk</text:p>
          </table:table-cell>
          <table:table-cell office:value-type="string">
            <text:p>eggs</text:p>
          </table:table-cell>
          <table:table-cell office:value-type="string">
            <text:p>pumpkin juice</text:p>
          </table:table-cell>
          <table:table-cell office:value-type="string">
            <text:p>add egg and flower</text:p>
          </table:table-cell>
          <table:table-cell office:value-type="string">
            <text:p>mix egg and flower</text:p>
          </table:table-cell>
          <table:table-cell office:value-type="string">
            <text:p>then add more things</text:p>
          </table:table-cell>
          <table:table-cell office:value-type="string">
            <text:p>mix them too</text:p>
          </table:table-cell>
          <table:table-cell office:value-type="string">
            <text:p>bake for 350 degrees </text:p>
          </table:table-cell>
          <table:table-cell office:value-type="string">
            <text:p>take out of oven</text:p>
          </table:table-cell>
          <table:table-cell office:value-type="string">
            <text:p>enjoy the eats of this amazing recipe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recio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pe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heesy Poofs</text:p>
          </table:table-cell>
          <table:table-cell office:value-type="string">
            <text:p>cheese</text:p>
          </table:table-cell>
          <table:table-cell office:value-type="string">
            <text:p>bacon</text:p>
          </table:table-cell>
          <table:table-cell office:value-type="string">
            <text:p>cheese</text:p>
          </table:table-cell>
          <table:table-cell office:value-type="string">
            <text:p>salt</text:p>
          </table:table-cell>
          <table:table-cell office:value-type="string">
            <text:p>pepper</text:p>
          </table:table-cell>
          <table:table-cell office:value-type="string">
            <text:p>flo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bine all ingredients</text:p>
          </table:table-cell>
          <table:table-cell office:value-type="string">
            <text:p>fry it up</text:p>
          </table:table-cell>
          <table:table-cell office:value-type="string">
            <text:p>let co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at it up and ask your mom for more chessy poofs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acon Bits</text:p>
          </table:table-cell>
          <table:table-cell office:value-type="string">
            <text:p>salt</text:p>
          </table:table-cell>
          <table:table-cell office:value-type="string">
            <text:p>pepper</text:p>
          </table:table-cell>
          <table:table-cell office:value-type="string">
            <text:p>sugar</text:p>
          </table:table-cell>
          <table:table-cell office:value-type="string">
            <text:p>brown sugar</text:p>
          </table:table-cell>
          <table:table-cell office:value-type="string">
            <text:p>bacon</text:p>
          </table:table-cell>
          <table:table-cell office:value-type="string">
            <text:p>bacon fat</text:p>
          </table:table-cell>
          <table:table-cell office:value-type="string">
            <text:p>oil</text:p>
          </table:table-cell>
          <table:table-cell office:value-type="string">
            <text:p/>
          </table:table-cell>
          <table:table-cell office:value-type="string">
            <text:p>get out pan</text:p>
          </table:table-cell>
          <table:table-cell office:value-type="string">
            <text:p>fry it up</text:p>
          </table:table-cell>
          <table:table-cell office:value-type="string">
            <text:p>cook till crispy</text:p>
          </table:table-cell>
          <table:table-cell office:value-type="string">
            <text:p>let it co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at it up!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iskets</text:p>
          </table:table-cell>
          <table:table-cell office:value-type="string">
            <text:p>salt</text:p>
          </table:table-cell>
          <table:table-cell office:value-type="string">
            <text:p>pepper</text:p>
          </table:table-cell>
          <table:table-cell office:value-type="string">
            <text:p>sugar</text:p>
          </table:table-cell>
          <table:table-cell office:value-type="string">
            <text:p>floure</text:p>
          </table:table-cell>
          <table:table-cell office:value-type="string">
            <text:p>power aid</text:p>
          </table:table-cell>
          <table:table-cell office:value-type="string">
            <text:p>protien</text:p>
          </table:table-cell>
          <table:table-cell office:value-type="string">
            <text:p>oats</text:p>
          </table:table-cell>
          <table:table-cell office:value-type="string">
            <text:p/>
          </table:table-cell>
          <table:table-cell office:value-type="string">
            <text:p>mix</text:p>
          </table:table-cell>
          <table:table-cell office:value-type="string">
            <text:p>ble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string">
            <text:p>gggfotf</text:p>
          </table:table-cell>
          <table:table-cell office:value-type="string">
            <text:p>yugouy</text:p>
          </table:table-cell>
          <table:table-cell office:value-type="string">
            <text:p>pygouygf</text:p>
          </table:table-cell>
          <table:table-cell office:value-type="string">
            <text:p>uygouygg</text:p>
          </table:table-cell>
          <table:table-cell office:value-type="string">
            <text:p>yguoy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yguuyg</text:p>
          </table:table-cell>
          <table:table-cell office:value-type="string">
            <text:p>iygpyg</text:p>
          </table:table-cell>
          <table:table-cell office:value-type="string">
            <text:p>piygpyg</text:p>
          </table:table-cell>
          <table:table-cell office:value-type="string">
            <text:p>pygpuy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drians recipie</text:p>
          </table:table-cell>
          <table:table-cell office:value-type="string">
            <text:p>eat</text:p>
          </table:table-cell>
          <table:table-cell office:value-type="string">
            <text:p>more</text:p>
          </table:table-cell>
          <table:table-cell office:value-type="string">
            <text:p>vegiatab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</table:table>
      <table:table table:name="username">
        <table:table-row>
          <table:table-cell office:value-type="float" office:value="2">
            <text:p>2</text:p>
          </table:table-cell>
          <table:table-cell office:value-type="string">
            <text:p>tom</text:p>
          </table:table-cell>
          <table:table-cell office:value-type="string">
            <text:p>poo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12345</text:p>
          </table:table-cell>
          <table:table-cell office:value-type="string">
            <text:p>email@email</text:p>
          </table:table-cell>
          <table:table-cell office:value-type="string">
            <text:p>scott vereen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ommy</text:p>
          </table:table-cell>
          <table:table-cell office:value-type="string">
            <text:p>bob</text:p>
          </table:table-cell>
          <table:table-cell office:value-type="string">
            <text:p>email@email.com</text:p>
          </table:table-cell>
          <table:table-cell office:value-type="string">
            <text:p>tom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obby</text:p>
          </table:table-cell>
          <table:table-cell office:value-type="string">
            <text:p>123</text:p>
          </table:table-cell>
          <table:table-cell office:value-type="string">
            <text:p>stvereen@email.neit.edu</text:p>
          </table:table-cell>
          <table:table-cell office:value-type="string">
            <text:p>scott t veree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cotty</text:p>
          </table:table-cell>
          <table:table-cell office:value-type="string">
            <text:p>bobby</text:p>
          </table:table-cell>
          <table:table-cell office:value-type="string">
            <text:p>email@email</text:p>
          </table:table-cell>
          <table:table-cell office:value-type="string">
            <text:p>scott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name</text:p>
          </table:table-cell>
          <table:table-cell office:value-type="string">
            <text:p>bob</text:p>
          </table:table-cell>
          <table:table-cell office:value-type="string">
            <text:p>email</text:p>
          </table:table-cell>
          <table:table-cell office:value-type="string">
            <text:p>scott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ob</text:p>
          </table:table-cell>
          <table:table-cell office:value-type="string">
            <text:p>email</text:p>
          </table:table-cell>
          <table:table-cell office:value-type="string">
            <text:p>scot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up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scotty</text:p>
          </table:table-cell>
          <table:table-cell office:value-type="string">
            <text:p>bob</text:p>
          </table:table-cell>
          <table:table-cell office:value-type="string">
            <text:p>email@email</text:p>
          </table:table-cell>
          <table:table-cell office:value-type="string">
            <text:p>scott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bobby</text:p>
          </table:table-cell>
          <table:table-cell office:value-type="string">
            <text:p>bob</text:p>
          </table:table-cell>
          <table:table-cell office:value-type="string">
            <text:p>email@email</text:p>
          </table:table-cell>
          <table:table-cell office:value-type="string">
            <text:p>scot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uee</text:p>
          </table:table-cell>
          <table:table-cell office:value-type="string">
            <text:p>booppy</text:p>
          </table:table-cell>
          <table:table-cell office:value-type="string">
            <text:p>email@email</text:p>
          </table:table-cell>
          <table:table-cell office:value-type="string">
            <text:p>su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omas</text:p>
          </table:table-cell>
          <table:table-cell office:value-type="string">
            <text:p>bob</text:p>
          </table:table-cell>
          <table:table-cell office:value-type="string">
            <text:p>email@email</text:p>
          </table:table-cell>
          <table:table-cell office:value-type="string">
            <text:p>scotty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an</text:p>
          </table:table-cell>
          <table:table-cell office:value-type="string">
            <text:p>bob</text:p>
          </table:table-cell>
          <table:table-cell office:value-type="string">
            <text:p>email@email</text:p>
          </table:table-cell>
          <table:table-cell office:value-type="string">
            <text:p>erick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8-02-14T19:14:06</meta:creation-date>
  </office:meta>
</office:document-meta>
</file>